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1pt" fo:font-weight="bold" officeooo:rsid="000e8e84" officeooo:paragraph-rsid="000e8e84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1pt" fo:font-weight="bold" officeooo:rsid="000f9149" officeooo:paragraph-rsid="000f9149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" fo:font-size="26pt" fo:font-weight="bold" officeooo:rsid="000cfe9b" officeooo:paragraph-rsid="000cfe9b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" fo:font-size="11pt" fo:font-weight="normal" officeooo:paragraph-rsid="000cfe9b" fo:background-color="#000000"/>
    </style:style>
    <style:style style:name="P5" style:family="paragraph" style:parent-style-name="Standard">
      <style:paragraph-properties fo:text-align="start" style:justify-single-word="false"/>
      <style:text-properties officeooo:paragraph-rsid="000cfe9b"/>
    </style:style>
    <style:style style:name="P6" style:family="paragraph" style:parent-style-name="Standard">
      <style:paragraph-properties fo:text-align="start" style:justify-single-word="false"/>
      <style:text-properties officeooo:paragraph-rsid="000e8e84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ans" fo:font-size="11pt" fo:letter-spacing="normal" fo:font-style="normal" fo:font-weight="normal" officeooo:rsid="000cfe9b" officeooo:paragraph-rsid="000cfe9b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cfe9b" officeooo:paragraph-rsid="000cfe9b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e8e84" officeooo:paragraph-rsid="000e8e84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02122" style:font-name="Liberation Sans" fo:font-size="14pt" fo:letter-spacing="normal" fo:font-style="normal" fo:font-weight="bold" officeooo:rsid="000cfe9b" officeooo:paragraph-rsid="000cfe9b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5f240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3e5111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03f1a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0f9149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0f9149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0f9149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25f240" officeooo:paragraph-rsid="0025f240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e8e84" officeooo:paragraph-rsid="000e8e84" style:font-size-asian="9.60000038146973pt" style:font-weight-asian="normal" style:font-size-complex="11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f9149" officeooo:paragraph-rsid="000f9149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f9149" officeooo:paragraph-rsid="000f9149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fo:font-weight="normal" officeooo:rsid="000f9149" officeooo:paragraph-rsid="000f9149" style:font-size-asian="9.60000038146973pt" style:font-weight-asian="normal" style:font-size-complex="11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variant="normal" fo:text-transform="none" fo:color="#202122" style:font-name="Liberation Sans" fo:font-size="11pt" fo:letter-spacing="normal" fo:font-style="normal" officeooo:rsid="00117ba9" officeooo:paragraph-rsid="00117ba9" style:font-size-asian="9.60000038146973pt" style:font-size-complex="11pt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ans" fo:font-size="11pt" fo:font-weight="bold" officeooo:rsid="000e8e84" officeooo:paragraph-rsid="000e8e84" style:font-size-asian="9.60000038146973pt" style:font-weight-asian="bold" style:font-size-complex="11pt" style:font-weight-complex="bold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Liberation Sans" fo:font-size="11pt" officeooo:rsid="000f9149" officeooo:paragraph-rsid="000f9149" style:font-size-asian="9.60000038146973pt" style:font-size-complex="11pt"/>
    </style:style>
    <style:style style:name="T1" style:family="text">
      <style:text-properties fo:font-variant="normal" fo:text-transform="none" fo:color="#202122" fo:letter-spacing="normal" fo:font-style="normal"/>
    </style:style>
    <style:style style:name="T2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02122" fo:letter-spacing="normal" fo:font-style="normal" fo:font-weight="normal" officeooo:rsid="00103f1a" style:font-weight-asian="normal" style:font-weight-complex="normal"/>
    </style:style>
    <style:style style:name="T4" style:family="text">
      <style:text-properties fo:font-variant="normal" fo:text-transform="none" fo:color="#202122" fo:letter-spacing="normal" fo:font-style="normal" officeooo:rsid="001155e5"/>
    </style:style>
    <style:style style:name="T5" style:family="text">
      <style:text-properties fo:font-variant="normal" fo:text-transform="none" fo:color="#202122" style:font-name="Liberation Sans" fo:font-size="11pt" fo:letter-spacing="normal" fo:font-style="normal" fo:font-weight="bold" officeooo:rsid="000cfe9b" style:font-size-asian="9.60000038146973pt" style:font-weight-asian="bold" style:font-size-complex="11pt" style:font-weight-complex="bold"/>
    </style:style>
    <style:style style:name="T6" style:family="text">
      <style:text-properties fo:font-variant="normal" fo:text-transform="none" fo:color="#202122" style:font-name="Liberation Sans" fo:font-size="11pt" fo:letter-spacing="normal" fo:font-style="normal" fo:font-weight="bold" officeooo:rsid="00358f72" style:font-size-asian="9.60000038146973pt" style:font-weight-asian="bold" style:font-size-complex="11pt" style:font-weight-complex="bold"/>
    </style:style>
    <style:style style:name="T7" style:family="text">
      <style:text-properties fo:font-variant="normal" fo:text-transform="none" fo:color="#202122" style:font-name="Liberation Sans" fo:font-size="11pt" fo:letter-spacing="normal" fo:font-style="normal" fo:font-weight="bold" officeooo:rsid="000e8e84" style:font-size-asian="9.60000038146973pt" style:font-weight-asian="bold" style:font-size-complex="11pt" style:font-weight-complex="bold"/>
    </style:style>
    <style:style style:name="T8" style:family="text">
      <style:text-properties fo:font-variant="normal" fo:text-transform="none" fo:color="#202122" style:font-name="Liberation Sans" fo:font-size="11pt" fo:letter-spacing="normal" fo:font-style="normal" fo:font-weight="normal" officeooo:rsid="000f9149" style:font-size-asian="9.60000038146973pt" style:font-weight-asian="normal" style:font-size-complex="11pt" style:font-weight-complex="normal"/>
    </style:style>
    <style:style style:name="T9" style:family="text">
      <style:text-properties fo:font-variant="normal" fo:text-transform="none" fo:color="#202122" style:font-name="Liberation Sans" fo:font-size="11pt" fo:letter-spacing="normal" fo:font-style="normal" fo:font-weight="normal" officeooo:rsid="00103f1a" style:font-size-asian="9.60000038146973pt" style:font-weight-asian="normal" style:font-size-complex="11pt" style:font-weight-complex="normal"/>
    </style:style>
    <style:style style:name="T10" style:family="text">
      <style:text-properties fo:font-variant="normal" fo:text-transform="none" fo:color="#202122" style:font-name="Liberation Sans" fo:font-size="11pt" fo:letter-spacing="normal" fo:font-style="normal" fo:font-weight="normal" officeooo:rsid="000cfe9b" style:font-size-asian="9.60000038146973pt" style:font-weight-asian="normal" style:font-size-complex="11pt" style:font-weight-complex="normal"/>
    </style:style>
    <style:style style:name="T11" style:family="text">
      <style:text-properties fo:font-variant="normal" fo:text-transform="none" fo:color="#202122" style:font-name="Liberation Sans" fo:font-size="11pt" fo:letter-spacing="normal" fo:font-style="normal" fo:font-weight="normal" officeooo:rsid="0025f240" style:font-size-asian="9.60000038146973pt" style:font-weight-asian="normal" style:font-size-complex="11pt" style:font-weight-complex="normal"/>
    </style:style>
    <style:style style:name="T12" style:family="text">
      <style:text-properties fo:font-variant="normal" fo:text-transform="none" fo:color="#202122" style:font-name="Liberation Sans" fo:font-size="11pt" fo:letter-spacing="normal" fo:font-style="normal" fo:font-weight="normal" officeooo:rsid="003020f8" style:font-size-asian="9.60000038146973pt" style:font-weight-asian="normal" style:font-size-complex="11pt" style:font-weight-complex="normal"/>
    </style:style>
    <style:style style:name="T13" style:family="text">
      <style:text-properties fo:font-variant="normal" fo:text-transform="none" fo:color="#202122" style:font-name="Liberation Sans" fo:font-size="11pt" fo:letter-spacing="normal" fo:font-style="normal" fo:font-weight="normal" officeooo:rsid="0034b005" style:font-size-asian="9.60000038146973pt" style:font-weight-asian="normal" style:font-size-complex="11pt" style:font-weight-complex="normal"/>
    </style:style>
    <style:style style:name="T14" style:family="text">
      <style:text-properties fo:font-variant="normal" fo:text-transform="none" fo:color="#202122" style:font-name="Liberation Sans" fo:font-size="11pt" fo:letter-spacing="normal" fo:font-style="normal" fo:font-weight="normal" officeooo:rsid="003504c9" style:font-size-asian="9.60000038146973pt" style:font-weight-asian="normal" style:font-size-complex="11pt" style:font-weight-complex="normal"/>
    </style:style>
    <style:style style:name="T15" style:family="text">
      <style:text-properties fo:font-variant="normal" fo:text-transform="none" fo:color="#202122" style:font-name="Liberation Sans" fo:font-size="11pt" fo:letter-spacing="normal" fo:font-style="normal" fo:font-weight="normal" officeooo:rsid="0035326b" style:font-size-asian="9.60000038146973pt" style:font-weight-asian="normal" style:font-size-complex="11pt" style:font-weight-complex="normal"/>
    </style:style>
    <style:style style:name="T16" style:family="text">
      <style:text-properties fo:font-variant="normal" fo:text-transform="none" fo:color="#202122" style:font-name="Liberation Sans" fo:font-size="11pt" fo:letter-spacing="normal" fo:font-style="normal" fo:font-weight="normal" officeooo:rsid="000e8e84" style:font-size-asian="9.60000038146973pt" style:font-weight-asian="normal" style:font-size-complex="11pt" style:font-weight-complex="normal"/>
    </style:style>
    <style:style style:name="T17" style:family="text">
      <style:text-properties fo:font-variant="normal" fo:text-transform="none" fo:color="#202122" style:font-name="Liberation Sans" fo:font-size="11pt" fo:letter-spacing="normal" fo:font-style="normal" fo:font-weight="normal" officeooo:rsid="00399d7a" style:font-size-asian="9.60000038146973pt" style:font-weight-asian="normal" style:font-size-complex="11pt" style:font-weight-complex="normal"/>
    </style:style>
    <style:style style:name="T18" style:family="text">
      <style:text-properties fo:font-variant="normal" fo:text-transform="none" fo:color="#202122" style:font-name="Liberation Sans" fo:font-size="11pt" fo:letter-spacing="normal" fo:font-style="normal" fo:font-weight="normal" officeooo:rsid="003a31f7" style:font-size-asian="9.60000038146973pt" style:font-weight-asian="normal" style:font-size-complex="11pt" style:font-weight-complex="normal"/>
    </style:style>
    <style:style style:name="T19" style:family="text">
      <style:text-properties fo:font-variant="normal" fo:text-transform="none" fo:color="#202122" style:font-name="Liberation Sans" fo:font-size="11pt" fo:letter-spacing="normal" fo:font-style="normal" fo:font-weight="normal" officeooo:rsid="003b81b5" style:font-size-asian="9.60000038146973pt" style:font-weight-asian="normal" style:font-size-complex="11pt" style:font-weight-complex="normal"/>
    </style:style>
    <style:style style:name="T20" style:family="text">
      <style:text-properties fo:font-variant="normal" fo:text-transform="none" fo:color="#202122" style:font-name="Liberation Sans" fo:font-size="11pt" fo:letter-spacing="normal" fo:font-style="normal" fo:font-weight="normal" officeooo:rsid="003e5111" style:font-size-asian="9.60000038146973pt" style:font-weight-asian="normal" style:font-size-complex="11pt" style:font-weight-complex="normal"/>
    </style:style>
    <style:style style:name="T21" style:family="text">
      <style:text-properties fo:font-variant="normal" fo:text-transform="none" fo:color="#202122" style:font-name="Liberation Sans" fo:font-size="11pt" fo:letter-spacing="normal" fo:font-style="normal" fo:font-weight="normal" officeooo:rsid="004aef18" style:font-size-asian="9.60000038146973pt" style:font-weight-asian="normal" style:font-size-complex="11pt" style:font-weight-complex="normal"/>
    </style:style>
    <style:style style:name="T22" style:family="text">
      <style:text-properties fo:font-variant="normal" fo:text-transform="none" fo:color="#202122" style:font-name="Liberation Sans" fo:font-size="11pt" fo:letter-spacing="normal" fo:font-style="normal" fo:font-weight="normal" officeooo:rsid="004ca35e" style:font-size-asian="9.60000038146973pt" style:font-weight-asian="normal" style:font-size-complex="11pt" style:font-weight-complex="normal"/>
    </style:style>
    <style:style style:name="T23" style:family="text">
      <style:text-properties fo:font-variant="normal" fo:text-transform="none" fo:color="#202122" style:font-name="Liberation Sans" fo:font-size="11pt" fo:letter-spacing="normal" fo:font-style="normal" fo:font-weight="normal" officeooo:rsid="004f835a" style:font-size-asian="9.60000038146973pt" style:font-weight-asian="normal" style:font-size-complex="11pt" style:font-weight-complex="normal"/>
    </style:style>
    <style:style style:name="T24" style:family="text">
      <style:text-properties fo:font-variant="normal" fo:text-transform="none" style:font-name="sans-serif" fo:font-size="10.5pt" fo:letter-spacing="normal" fo:font-style="normal" style:font-weight-asian="normal" style:font-weight-complex="normal"/>
    </style:style>
    <style:style style:name="T25" style:family="text">
      <style:text-properties fo:font-variant="normal" fo:text-transform="none" style:font-name="sans-serif" fo:font-size="10.5pt" fo:letter-spacing="normal" fo:font-style="normal" officeooo:rsid="000cfe9b" style:font-size-asian="9.60000038146973pt" style:font-weight-asian="normal" style:font-size-complex="11pt" style:font-weight-complex="normal"/>
    </style:style>
    <style:style style:name="T26" style:family="text">
      <style:text-properties officeooo:rsid="00266d5c"/>
    </style:style>
    <style:style style:name="T27" style:family="text">
      <style:text-properties officeooo:rsid="00280916"/>
    </style:style>
    <style:style style:name="T28" style:family="text">
      <style:text-properties officeooo:rsid="002e5041"/>
    </style:style>
    <style:style style:name="T29" style:family="text">
      <style:text-properties officeooo:rsid="003bcbe7"/>
    </style:style>
    <style:style style:name="T30" style:family="text">
      <style:text-properties officeooo:rsid="004e13d9"/>
    </style:style>
    <style:style style:name="T31" style:family="text">
      <style:text-properties officeooo:rsid="000cfe9b" style:font-size-asian="9.60000038146973pt" style:font-weight-asian="normal" style:font-size-complex="11pt" style:font-weight-complex="normal"/>
    </style:style>
    <style:style style:name="T32" style:family="text">
      <style:text-properties officeooo:rsid="005b4d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mothy Liu</text:p>
      <text:p text:style-name="P4"><text:span text:style-name="T31">200 Townsend St. Unit #19, San Francisco, CA, 94107 </text:span><text:span text:style-name="T24">·</text:span><text:span text:style-name="T25"> timothy.b.liu@gmail.com · (714) 362-6539</text:span></text:p>
      <text:p text:style-name="P7">https://github.com/tbliu · https://www.linkedin.com/in/tbliu/ · https://t<text:span text:style-name="T32">liu</text:span>.io/</text:p>
      <text:p text:style-name="P8"/>
      <text:p text:style-name="P10">Experience</text:p>
      <text:p text:style-name="Horizontal_20_Line"/>
      <text:p text:style-name="P1"><text:span text:style-name="T1">Facebook, Software Engineer</text:span><text:span text:style-name="T2">, Menlo Park, CA <text:s text:c="46"/>January 2020 – Present</text:span></text:p>
      <text:list xml:id="list3794978706" text:style-name="L1">
        <text:list-item>
          <text:p text:style-name="P11"><text:span text:style-name="T11">Built a change management flow for</text:span><text:span text:style-name="T13"> an</text:span><text:span text:style-name="T11"> internal tool that tracks all </text:span><text:span text:style-name="T15">Facebook </text:span><text:span text:style-name="T11">products and features </text:span><text:span text:style-name="T14">and which teams own them</text:span><text:span text:style-name="T11">.</text:span></text:p>
        </text:list-item>
        <text:list-item>
          <text:p text:style-name="P17">Built a library <text:span text:style-name="T26">in Android </text:span>to restrict collection and use of privacy-sensitive data and APIs <text:span text:style-name="T26">if the feature a user is accessing does not have </text:span><text:span text:style-name="T28">an approved</text:span><text:span text:style-name="T27"> </text:span><text:span text:style-name="T26">privacy </text:span><text:span text:style-name="T27">mitigation</text:span>.</text:p>
        </text:list-item>
        <text:list-item>
          <text:p text:style-name="P12"><text:span text:style-name="T20">Collected information about features accessed at runtime to</text:span><text:span text:style-name="T21"> determine which team owns a</text:span><text:span text:style-name="T23">ny given</text:span><text:span text:style-name="T21"> code </text:span><text:span text:style-name="T22">or</text:span><text:span text:style-name="T21"> data asset.</text:span></text:p>
        </text:list-item>
        <text:list-item>
          <text:p text:style-name="P13"><text:span text:style-name="T17">Tech stack</text:span><text:span text:style-name="T9">: JavaScript (React, Flow), PHP (Hack), GraphQL, Java </text:span><text:span text:style-name="T11">(Android)</text:span></text:p>
        </text:list-item>
      </text:list>
      <text:p text:style-name="P1"><text:span text:style-name="T1">Facebook, Software Engineering Intern</text:span><text:span text:style-name="T2">, Seattle, WA <text:s text:c="34"/>May 2019 – August 2019</text:span></text:p>
      <text:list xml:id="list1795675484" text:style-name="L2">
        <text:list-item>
          <text:p text:style-name="P18">Implemented mobile device emulation for Facebook’s integrity crawler, which is used to determine if ads appearing on user’s news feeds abide by company policy.</text:p>
        </text:list-item>
        <text:list-item>
          <text:p text:style-name="P23"><text:span text:style-name="T2">Added a framework for clients to define new use cases </text:span><text:span text:style-name="T3">with individual rules</text:span><text:span text:style-name="T2"> for the integrity crawler and to auto-generate common changes to the code.</text:span></text:p>
        </text:list-item>
        <text:list-item>
          <text:p text:style-name="P19">Built a dashboard where users can track various metrics, like failure types and success rates for different crawl rules.</text:p>
        </text:list-item>
        <text:list-item>
          <text:p text:style-name="P14"><text:span text:style-name="T18">Tech stack</text:span><text:span text:style-name="T8">: Python, PHP (Hack, XHP), Thrift, JavaScript (React)</text:span></text:p>
        </text:list-item>
      </text:list>
      <text:p text:style-name="P2"><text:span text:style-name="T1">Shell TechWorks</text:span><text:span text:style-name="T2">, </text:span><text:span text:style-name="T1">Software Engineering Intern</text:span><text:span text:style-name="T2">, Boston, MA <text:s text:c="23"/>May 2018 – August 2018</text:span></text:p>
      <text:list xml:id="list1362970397" text:style-name="L3">
        <text:list-item>
          <text:p text:style-name="P15"><text:span text:style-name="T8">Worked as a full stack developer on the Plug and Abandonment (PandA) project to </text:span><text:span text:style-name="T9">allow well engineers to import configurations </text:span><text:span text:style-name="T12">and </text:span><text:span text:style-name="T9">export data to spreadsheets for auditing when decommissioning deep-sea oil wells.</text:span></text:p>
        </text:list-item>
        <text:list-item>
          <text:p text:style-name="P20"><text:span text:style-name="T29">Tech stack</text:span>: C# (.NET), JavaScript (React, WebDriverIO, Jest)</text:p>
        </text:list-item>
      </text:list>
      <text:p text:style-name="P2"><text:span text:style-name="T1">Ubiquitous Swarm Lab, Undergraduate Researcher</text:span><text:span text:style-name="T2">, Berkeley, CA <text:s text:c="12"/>May 2017 – August 2017</text:span></text:p>
      <text:list xml:id="list1748653599" text:style-name="L4">
        <text:list-item>
          <text:p text:style-name="P21">Implemented a corner detection algorithm used to help a drone determine its movement and orientation.</text:p>
        </text:list-item>
        <text:list-item>
          <text:p text:style-name="P21">All projects done under the supervision of Professor Kris Pister.</text:p>
        </text:list-item>
        <text:list-item>
          <text:p text:style-name="P16"><text:span text:style-name="T19">Tech stack</text:span><text:span text:style-name="T8">: Python (OpenCV, NumPy), MATLAB</text:span></text:p>
        </text:list-item>
      </text:list>
      <text:p text:style-name="P9"/>
      <text:p text:style-name="P10">Education</text:p>
      <text:p text:style-name="Horizontal_20_Line"/>
      <text:p text:style-name="P5"><text:span text:style-name="T5">University of California, Berkeley</text:span><text:span text:style-name="T10"> <text:s text:c="56"/>August 2016 – December 2019</text:span></text:p>
      <text:p text:style-name="P9">B.A. in Computer Science</text:p>
      <text:p text:style-name="P9">Minor in Electrical Engineering and Computer Science</text:p>
      <text:p text:style-name="P9"/>
      <text:p text:style-name="P6"><text:span text:style-name="T6">Selected Coursework</text:span><text:span text:style-name="T7">:</text:span><text:span text:style-name="T16"> Data Structures, Algorithms, Operating Systems, Compilers, Machine Learning, FPGAs and Integrated Circuits, Probability Theory, Computer Security, Linear Algebra</text:span></text:p>
      <text:p text:style-name="P9"/>
      <text:p text:style-name="P1"><text:span text:style-name="T1">GPA:</text:span><text:span text:style-name="T2"> 3.6 / 4.0</text:span></text:p>
      <text:p text:style-name="P10"/>
      <text:p text:style-name="P10">Projects</text:p>
      <text:p text:style-name="Horizontal_20_Line"/>
      <text:list xml:id="list3441024976" text:style-name="L5">
        <text:list-item>
          <text:p text:style-name="P24"><text:span text:style-name="T1">Designed and implemented a three-stage RISC-V CPU </text:span><text:span text:style-name="T4">and used it to build a subtractive synthesizer.</text:span><text:span text:style-name="T1"> </text:span><text:span text:style-name="T4">(Verilog)</text:span></text:p>
        </text:list-item>
        <text:list-item>
          <text:p text:style-name="P22">Built a script to auto-balance my stock portfolio after any allocation deviates by 5%. (Go<text:span text:style-name="T30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8:39:25.051331922</meta:creation-date>
    <dc:date>2021-04-18T16:52:15.908913987</dc:date>
    <meta:editing-duration>PT1H57S</meta:editing-duration>
    <meta:editing-cycles>43</meta:editing-cycles>
    <meta:generator>LibreOffice/6.4.6.2$Linux_X86_64 LibreOffice_project/40$Build-2</meta:generator>
    <meta:document-statistic meta:table-count="0" meta:image-count="0" meta:object-count="0" meta:page-count="1" meta:paragraph-count="30" meta:word-count="380" meta:character-count="2687" meta:non-whitespace-character-count="2176"/>
  </office:meta>
</office:document-meta>
</file>